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ood Practiques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davidam@libresoft:~/git/python-examples/poo/agent$ nosetests test</text:span></text:p>
                <text:p><text:span text:style-name="T1">davidam@libresoft:~/git/python-examples/poo/calculator$ nosetests3 test</text:span></text:p>
                <text:p><text:span text:style-name="T1">davidam@libresoft:~/git/python-examples/poo/factorial$ nosetests3 test</text:span></text:p>
                <text:p><text:span text:style-name="T1">davidam@libresoft:~/git/python-examples/poo/fib$ nosetests3 test</text:span></text:p>
                <text:p><text:span text:style-name="T1">davidam@libresoft:~/git/python-examples/poo/hanoi$ nosetests3 test</text:span></text:p>
                <text:p><text:span text:style-name="T1">$ python3 herencia.py</text:span></text:p>
                <text:p><text:span text:style-name="T1">$ python3 multiple-inheritance.py</text:span></text:p>
                <text:p><text:span text:style-name="T1">$ python3 overload.p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ction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$ python3 lambda-power-py</text:span></text:p>
                <text:p><text:span text:style-name="T1">$ python3 reduce.py</text:span></text:p>
                <text:p><text:span text:style-name="T1">$ python3 funargs.py</text:span></text:p>
                <text:p><text:span text:style-name="T1">$ python3 decorator.py</text:span></text:p>
                <text:p><text:span text:style-name="T1">$ python3 pythonic-decorator.py</text:span></text:p>
                <text:p><text:span text:style-name="T1">$ python3 template.p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ckag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$ cd ~/git/python-examples/packaging/funniest</text:span></text:p>
                <text:p><text:span text:style-name="T1">$ find .</text:span></text:p>
                <text:p><text:span text:style-name="T1"><text:s/></text:span><text:span text:style-name="T1">./funniest</text:span></text:p>
                <text:p><text:span text:style-name="T1">./funniest/__init__.py</text:span></text:p>
                <text:p><text:span text:style-name="T1">./README</text:span></text:p>
                <text:p><text:span text:style-name="T1">./funniest.egg-info</text:span></text:p>
                <text:p><text:span text:style-name="T1">./funniest.egg-info/dependency_links.txt</text:span></text:p>
                <text:p><text:span text:style-name="T1">./funniest.egg-info/not-zip-safe</text:span></text:p>
                <text:p><text:span text:style-name="T1">./funniest.egg-info/top_level.txt</text:span></text:p>
                <text:p><text:span text:style-name="T1">./funniest.egg-info/SOURCES.txt</text:span></text:p>
                <text:p><text:span text:style-name="T1">./funniest.egg-info/PKG-INFO</text:span></text:p>
                <text:p><text:span text:style-name="T1">./setup.py</text:span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L: Global Interpreter Loc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In CPython, the global interpreter lock, or GIL, is a mutex that protects access to Python objects, preventing multiple threads from executing Python bytecodes at once. This lock is necessary mainly because CPython's memory management is not thread-safe.</text:span></text:p>
                <text:p><text:span text:style-name="T1"/></text:p>
                <text:p><text:span text:style-name="T1">from threading import Thread</text:span></text:p>
                <text:p><text:span text:style-name="T1">def una_funcion:</text:span></text:p>
                <text:p><text:span text:style-name="T1"><text:s text:c="4"/></text:span><text:span text:style-name="T1">print “¡Hola Genbeta Dev!”</text:span></text:p>
                <text:p><text:span text:style-name="T1">thread1 = Thread(target=una_funcion)</text:span></text:p>
                <text:p><text:span text:style-name="T1">thread1.start()</text:span></text:p>
                <text:p><text:span text:style-name="T1">thread1.join() 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33M29S</meta:editing-duration>
    <meta:editing-cycles>8</meta:editing-cycles>
    <meta:generator>LibreOffice/5.1.2.2$Linux_X86_64 LibreOffice_project/10m0$Build-2</meta:generator>
    <dc:date>2018-10-07T15:04:39.006339624</dc:date>
    <meta:document-statistic meta:object-count="68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